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.009cm" svg:stroke-color="#4d4d4d" draw:stroke-linejoin="miter" draw:fill="solid" draw:fill-color="#4d4d4d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solid" svg:stroke-width="0.026cm" svg:stroke-color="#4d4d4d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026cm" svg:stroke-color="#4d4d4d" draw:stroke-linejoin="miter" draw:fill="solid" draw:fill-color="#4d4d4d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solid" svg:stroke-width="0.044cm" svg:stroke-color="#333333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33333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dash" draw:stroke-dash="Dash_20_1" svg:stroke-width="0.044cm" svg:stroke-color="#333333" draw:stroke-linejoin="miter" draw:fill="solid" draw:fill-color="#1c1c1c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dash" draw:stroke-dash="Dash_20_2" svg:stroke-width="0.026cm" svg:stroke-color="#1c1c1c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Standard-notes">
      <style:graphic-properties draw:stroke="none" draw:fill="none" draw:fill-color="#ffffff" draw:auto-grow-height="true" fo:min-height="11.428cm" draw:shadow="hidden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color="#000000" fo:font-size="10pt" fo:language="en" fo:country="GB" fo:font-weight="bold" style:font-size-asian="10pt" style:font-size-complex="10pt"/>
    </style:style>
    <style:style style:name="T2" style:family="text">
      <style:text-properties fo:color="#4d4d4d" fo:font-size="9pt" fo:language="en" fo:country="GB" style:font-size-asian="9pt" style:font-size-complex="9pt"/>
    </style:style>
    <style:style style:name="T3" style:family="text">
      <style:text-properties fo:color="#333333" fo:font-size="9pt" fo:language="en" fo:country="GB" fo:font-weight="bold" style:font-size-asian="9pt" style:font-size-complex="9pt"/>
    </style:style>
    <style:style style:name="T4" style:family="text">
      <style:text-properties fo:color="#4d4d4d" fo:font-size="9pt" fo:language="en" fo:country="GB" fo:font-weight="bold" style:font-size-asian="9pt" style:font-size-complex="9pt"/>
    </style:style>
    <style:style style:name="T5" style:family="text">
      <style:text-properties fo:color="#ffffff" fo:font-size="8pt" fo:language="en" fo:country="GB" style:font-size-asian="8pt" style:font-size-complex="8pt"/>
    </style:style>
    <style:style style:name="T6" style:family="text">
      <style:text-properties fo:color="#ffffff" fo:font-size="6pt" fo:language="en" fo:country="GB" style:font-size-asian="6pt" style:font-size-complex="6pt"/>
    </style:style>
    <style:style style:name="T7" style:family="text">
      <style:text-properties fo:color="#000000" fo:font-size="8pt" fo:language="en" fo:country="GB" fo:font-weight="bold" style:font-size-asian="8pt" style:font-size-complex="8pt"/>
    </style:style>
    <style:style style:name="T8" style:family="text">
      <style:text-properties fo:color="#4d4d4d" fo:font-size="8pt" fo:language="en" fo:country="GB" style:font-size-asian="8pt" style:font-size-complex="8pt"/>
    </style:style>
    <style:style style:name="T9" style:family="text">
      <style:text-properties fo:color="#333333" fo:font-size="7pt" fo:language="en" fo:country="GB" fo:font-weight="bold" style:font-size-asian="7pt" style:font-size-complex="7pt"/>
    </style:style>
    <style:style style:name="T10" style:family="text">
      <style:text-properties fo:color="#4d4d4d" fo:font-size="7pt" fo:language="en" fo:country="GB" fo:font-weight="bold" style:font-size-asian="7pt" style:font-size-complex="7pt"/>
    </style:style>
    <style:style style:name="T11" style:family="text">
      <style:text-properties fo:color="#000000" fo:language="en" fo:country="GB"/>
    </style:style>
    <style:style style:name="T12" style:family="text">
      <style:text-properties fo:color="#000000" fo:font-size="8pt" fo:language="en" fo:country="GB" style:font-size-asian="8pt" style:font-size-complex="8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14.605cm" svg:height="3.356cm" svg:x="0.498cm" svg:y="6.143cm">
          <text:p text:style-name="P4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605cm" svg:height="4.657cm" svg:x="0.5cm" svg:y="1.343cm">
          <text:p text:style-name="P4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cm" svg:height="0.6cm" svg:x="1.499cm" svg:y="3.629cm">
          <text:p text:style-name="P4"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099cm" svg:y1="3.931cm" svg:x2="3.1cm" svg:y2="3.931cm">
          <text:p text:style-name="P4"/>
        </draw:line>
        <draw:custom-shape draw:style-name="gr2" draw:text-style-name="P1" draw:layer="layout" svg:width="0.6cm" svg:height="0.6cm" svg:x="3.1cm" svg:y="3.629cm">
          <text:p text:style-name="P4"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7cm" svg:y1="3.931cm" svg:x2="4.701cm" svg:y2="3.931cm">
          <text:p text:style-name="P4"/>
        </draw:line>
        <draw:custom-shape draw:style-name="gr2" draw:text-style-name="P1" draw:layer="layout" svg:width="0.599cm" svg:height="0.6cm" svg:x="4.701cm" svg:y="3.629cm">
          <text:p text:style-name="P4"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3cm" svg:y1="3.931cm" svg:x2="6.301cm" svg:y2="3.931cm">
          <text:p text:style-name="P4"/>
        </draw:line>
        <draw:custom-shape draw:style-name="gr2" draw:text-style-name="P1" draw:layer="layout" svg:width="0.6cm" svg:height="0.6cm" svg:x="6.297cm" svg:y="3.629cm">
          <text:p text:style-name="P4"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897cm" svg:y1="3.731cm" svg:x2="7.898cm" svg:y2="3.731cm">
          <text:p text:style-name="P4"/>
        </draw:line>
        <draw:custom-shape draw:style-name="gr2" draw:text-style-name="P1" draw:layer="layout" svg:width="0.6cm" svg:height="0.6cm" svg:x="7.898cm" svg:y="3.629cm">
          <text:p text:style-name="P4"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.498cm" svg:y1="3.931cm" svg:x2="9.499cm" svg:y2="3.931cm">
          <text:p text:style-name="P4"/>
        </draw:line>
        <draw:custom-shape draw:style-name="gr2" draw:text-style-name="P1" draw:layer="layout" svg:width="0.599cm" svg:height="0.6cm" svg:x="9.499cm" svg:y="3.629cm">
          <text:p text:style-name="P4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294cm" svg:height="1.601cm" svg:x="2.5cm" svg:y="3.126cm">
          <text:p text:style-name="P4"/>
          <draw:enhanced-geometry svg:viewBox="0 0 21600 21600" draw:glue-points="10800 0 0 10800 10800 21600 21600 10800" draw:path-stretchpoint-x="10800" draw:text-areas="?f8 ?f9 ?f10 ?f11" draw:type="bracket-pair" draw:modifiers="2475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344cm" svg:height="0.655cm" svg:x="5.683cm" svg:y="4.366cm">
          <text:p text:style-name="P3"><text:span text:style-name="T1">n - m</text:span></text:p>
          <draw:enhanced-geometry svg:viewBox="0 0 21600 21600" draw:type="mso-spt202" draw:enhanced-path="M 0 0 L 21600 0 21600 21600 0 21600 0 0 Z N"/>
        </draw:custom-shape>
        <draw:custom-shape draw:style-name="gr6" draw:text-style-name="P1" draw:layer="layout" svg:width="0.6cm" svg:height="0.599cm" svg:x="7.898cm" svg:y="1.976cm">
          <text:p text:style-name="P4"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99cm" svg:height="0.6cm" svg:x="9.499cm" svg:y="1.962cm">
          <text:p text:style-name="P4"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9.494cm" svg:y1="2.295cm" svg:x2="8.484cm" svg:y2="2.295cm">
          <text:p text:style-name="P4"/>
        </draw:line>
        <draw:line draw:style-name="gr3" draw:text-style-name="P2" draw:layer="layout" svg:x1="10.103cm" svg:y1="3.931cm" svg:x2="11.104cm" svg:y2="3.931cm">
          <text:p text:style-name="P4"/>
        </draw:line>
        <draw:custom-shape draw:style-name="gr2" draw:text-style-name="P1" draw:layer="layout" svg:width="0.599cm" svg:height="0.6cm" svg:x="11.104cm" svg:y="3.629cm">
          <text:p text:style-name="P4"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107cm" svg:y1="4.238cm" svg:x2="11.06cm" svg:y2="5.203cm">
          <text:p text:style-name="P4"/>
        </draw:line>
        <draw:line draw:style-name="gr3" draw:text-style-name="P2" draw:layer="layout" svg:x1="10.098cm" svg:y1="3.625cm" svg:x2="11.064cm" svg:y2="2.663cm">
          <text:p text:style-name="P4"/>
        </draw:line>
        <draw:custom-shape draw:style-name="gr2" draw:text-style-name="P1" draw:layer="layout" svg:width="0.599cm" svg:height="0.599cm" svg:x="11.104cm" svg:y="4.882cm">
          <text:p text:style-name="P4"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599cm" svg:height="0.6cm" svg:x="11.104cm" svg:y="2.35cm">
          <text:p text:style-name="P4"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35cm" svg:height="0.608cm" svg:x="12.383cm" svg:y="2.3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1" draw:layer="layout" svg:width="0.976cm" svg:height="0.617cm" svg:x="11.553cm" svg:y="2.324cm">
          <text:p text:style-name="P3"><text:span text:style-name="T2">OR</text:span></text:p>
          <draw:enhanced-geometry svg:viewBox="0 0 21600 21600" draw:type="mso-spt202" draw:enhanced-path="M 0 0 L 21600 0 21600 21600 0 21600 0 0 Z N"/>
        </draw:custom-shape>
        <draw:custom-shape draw:style-name="gr9" draw:text-style-name="P1" draw:layer="layout" svg:width="0.247cm" svg:height="3.554cm" svg:x="13.15cm" svg:y="2.223cm">
          <text:p text:style-name="P4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1" draw:layer="layout" svg:width="1.036cm" svg:height="0.617cm" svg:x="13.229cm" svg:y="3.673cm">
          <text:p text:style-name="P3"><text:span text:style-name="T3">2 x</text:span><text:span text:style-name="T4"> </text:span></text:p>
          <draw:enhanced-geometry svg:viewBox="0 0 21600 21600" draw:type="mso-spt202" draw:enhanced-path="M 0 0 L 21600 0 21600 21600 0 21600 0 0 Z N"/>
        </draw:custom-shape>
        <draw:custom-shape draw:style-name="gr10" draw:text-style-name="P1" draw:layer="layout" svg:width="0.6cm" svg:height="0.599cm" draw:transform="rotate (-0.785398163398487) translate (14.511cm 3.593cm)">
          <text:p text:style-name="P4"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6cm" svg:height="0.599cm" svg:x="3.104cm" svg:y="5.27cm">
          <text:p text:style-name="P4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057cm" svg:height="0.579cm" svg:x="2.866cm" svg:y="5.27cm">
          <text:p text:style-name="P3"><text:span text:style-name="T5">STA</text:span></text:p>
          <draw:enhanced-geometry svg:viewBox="0 0 21600 21600" draw:type="mso-spt202" draw:enhanced-path="M 0 0 L 21600 0 21600 21600 0 21600 0 0 Z N"/>
        </draw:custom-shape>
        <draw:line draw:style-name="gr12" draw:text-style-name="P2" draw:layer="layout" svg:x1="3.4cm" svg:y1="4.238cm" svg:x2="3.404cm" svg:y2="5.239cm">
          <text:p text:style-name="P4"/>
        </draw:line>
        <draw:custom-shape draw:style-name="gr11" draw:text-style-name="P1" draw:layer="layout" svg:width="0.494cm" svg:height="0.53cm" svg:x="1.764cm" svg:y="6.936cm">
          <text:p text:style-name="P4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913cm" svg:height="0.499cm" svg:x="1.535cm" svg:y="6.967cm">
          <text:p text:style-name="P3"><text:span text:style-name="T6">STA</text:span></text:p>
          <draw:enhanced-geometry svg:viewBox="0 0 21600 21600" draw:type="mso-spt202" draw:enhanced-path="M 0 0 L 21600 0 21600 21600 0 21600 0 0 Z N"/>
        </draw:custom-shape>
        <draw:custom-shape draw:style-name="gr13" draw:text-style-name="P1" draw:layer="layout" svg:width="0.26cm" svg:height="0.737cm" svg:x="1.53cm" svg:y="8.224cm">
          <text:p text:style-name="P4"/>
          <draw:enhanced-geometry svg:viewBox="0 0 21600 21600" draw:glue-points="10800 0 0 10800 10800 21600 21600 10800" draw:path-stretchpoint-x="10800" draw:text-areas="?f8 ?f9 ?f10 ?f11" draw:type="bracket-pair" draw:modifiers="2475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184cm" svg:height="0.579cm" svg:x="1.667cm" svg:y="8.744cm">
          <text:p text:style-name="P3"><text:span text:style-name="T7">n - m</text:span></text:p>
          <draw:enhanced-geometry svg:viewBox="0 0 21600 21600" draw:type="mso-spt202" draw:enhanced-path="M 0 0 L 21600 0 21600 21600 0 21600 0 0 Z N"/>
        </draw:custom-shape>
        <draw:line draw:style-name="gr7" draw:text-style-name="P2" draw:layer="layout" svg:x1="7.236cm" svg:y1="7.817cm" svg:x2="7.241cm" svg:y2="6.808cm">
          <text:p text:style-name="P4"/>
        </draw:line>
        <draw:custom-shape draw:style-name="gr8" draw:text-style-name="P1" draw:layer="layout" svg:width="0.468cm" svg:height="0.459cm" svg:x="6.482cm" svg:y="8.365cm">
          <text:p text:style-name="P4"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485cm" svg:height="0.52cm" svg:x="7.505cm" svg:y="8.31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1" draw:layer="layout" svg:width="0.925cm" svg:height="0.579cm" svg:x="6.773cm" svg:y="8.277cm">
          <text:p text:style-name="P3"><text:span text:style-name="T8">OR</text:span></text:p>
          <draw:enhanced-geometry svg:viewBox="0 0 21600 21600" draw:type="mso-spt202" draw:enhanced-path="M 0 0 L 21600 0 21600 21600 0 21600 0 0 Z N"/>
        </draw:custom-shape>
        <draw:custom-shape draw:style-name="gr9" draw:text-style-name="P1" draw:layer="layout" svg:width="0.194cm" svg:height="2.637cm" svg:x="10.963cm" svg:y="6.694cm">
          <text:p text:style-name="P4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1" draw:layer="layout" svg:width="0.909cm" svg:height="0.536cm" svg:x="11.06cm" svg:y="7.783cm">
          <text:p text:style-name="P3"><text:span text:style-name="T9">2 x</text:span><text:span text:style-name="T10"> </text:span></text:p>
          <draw:enhanced-geometry svg:viewBox="0 0 21600 21600" draw:type="mso-spt202" draw:enhanced-path="M 0 0 L 21600 0 21600 21600 0 21600 0 0 Z N"/>
        </draw:custom-shape>
        <draw:custom-shape draw:style-name="gr10" draw:text-style-name="P1" draw:layer="layout" svg:width="0.295cm" svg:height="0.304cm" draw:transform="rotate (-0.785398163398487) translate (11.952cm 7.843cm)">
          <text:p text:style-name="P4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925cm" svg:height="0.972cm" svg:x="0.503cm" svg:y="1.46cm">
          <text:p text:style-name="P3"><text:span text:style-name="T11">A</text:span></text:p>
          <draw:enhanced-geometry svg:viewBox="0 0 21600 21600" draw:type="mso-spt202" draw:enhanced-path="M 0 0 L 21600 0 21600 21600 0 21600 0 0 Z N"/>
        </draw:custom-shape>
        <draw:custom-shape draw:style-name="gr5" draw:text-style-name="P1" draw:layer="layout" svg:width="0.925cm" svg:height="0.972cm" svg:x="0.503cm" svg:y="6.13cm">
          <text:p text:style-name="P3"><text:span text:style-name="T11">B</text:span></text:p>
          <draw:enhanced-geometry svg:viewBox="0 0 21600 21600" draw:type="mso-spt202" draw:enhanced-path="M 0 0 L 21600 0 21600 21600 0 21600 0 0 Z N"/>
        </draw:custom-shape>
        <draw:custom-shape draw:style-name="gr5" draw:text-style-name="P1" draw:layer="layout" svg:width="4.155cm" svg:height="0.897cm" svg:x="2.637cm" svg:y="6.76cm">
          <text:p text:style-name="P3"><text:span text:style-name="T12">Statistically distributed entity,</text:span></text:p>
          <text:p text:style-name="P3"><text:span text:style-name="T12">e.g. 50 % sulfatation </text:span></text:p>
          <draw:enhanced-geometry svg:viewBox="0 0 21600 21600" draw:type="mso-spt202" draw:enhanced-path="M 0 0 L 21600 0 21600 21600 0 21600 0 0 Z N"/>
        </draw:custom-shape>
        <draw:custom-shape draw:style-name="gr5" draw:text-style-name="P1" draw:layer="layout" svg:width="3.283cm" svg:height="0.897cm" svg:x="2.637cm" svg:y="8.242cm">
          <text:p text:style-name="P3"><text:span text:style-name="T12">Repeating unit, n to m</text:span></text:p>
          <text:p text:style-name="P3"><text:span text:style-name="T12">occurences </text:span></text:p>
          <draw:enhanced-geometry svg:viewBox="0 0 21600 21600" draw:type="mso-spt202" draw:enhanced-path="M 0 0 L 21600 0 21600 21600 0 21600 0 0 Z N"/>
        </draw:custom-shape>
        <draw:custom-shape draw:style-name="gr5" draw:text-style-name="P1" draw:layer="layout" svg:width="1.874cm" svg:height="0.579cm" svg:x="7.929cm" svg:y="6.989cm">
          <text:p text:style-name="P3"><text:span text:style-name="T12">Cyclisation</text:span></text:p>
          <draw:enhanced-geometry svg:viewBox="0 0 21600 21600" draw:type="mso-spt202" draw:enhanced-path="M 0 0 L 21600 0 21600 21600 0 21600 0 0 Z N"/>
        </draw:custom-shape>
        <draw:custom-shape draw:style-name="gr5" draw:text-style-name="P1" draw:layer="layout" svg:width="2.737cm" svg:height="0.579cm" svg:x="7.929cm" svg:y="8.295cm">
          <text:p text:style-name="P3"><text:span text:style-name="T12">Alternative Nodes</text:span></text:p>
          <draw:enhanced-geometry svg:viewBox="0 0 21600 21600" draw:type="mso-spt202" draw:enhanced-path="M 0 0 L 21600 0 21600 21600 0 21600 0 0 Z N"/>
        </draw:custom-shape>
        <draw:custom-shape draw:style-name="gr5" draw:text-style-name="P1" draw:layer="layout" svg:width="2.733cm" svg:height="1.215cm" svg:x="12.18cm" svg:y="7.289cm">
          <text:p text:style-name="P3"><text:span text:style-name="T12">Linkage of</text:span></text:p>
          <text:p text:style-name="P3"><text:span text:style-name="T12">capping units </text:span></text:p>
          <text:p text:style-name="P3"><text:span text:style-name="T12">under-determined</text:span></text:p>
          <draw:enhanced-geometry svg:viewBox="0 0 21600 21600" draw:type="mso-spt202" draw:enhanced-path="M 0 0 L 21600 0 21600 21600 0 21600 0 0 Z N"/>
        </draw:custom-shape>
        <draw:line draw:style-name="gr3" draw:text-style-name="P2" draw:layer="layout" svg:x1="6.898cm" svg:y1="4.131cm" svg:x2="7.899cm" svg:y2="4.131cm">
          <text:p text:style-name="P4"/>
        </draw:line>
        <draw:line draw:style-name="gr7" draw:text-style-name="P2" draw:layer="layout" svg:x1="9.795cm" svg:y1="3.604cm" svg:x2="9.795cm" svg:y2="2.594cm">
          <text:p text:style-name="P4"/>
        </draw:line>
        <draw:line draw:style-name="gr7" draw:text-style-name="P2" draw:layer="layout" svg:x1="8.205cm" svg:y1="2.596cm" svg:x2="8.205cm" svg:y2="3.606cm">
          <text:p text:style-name="P4"/>
        </draw:line>
        <presentation:notes draw:style-name="dp2">
          <draw:page-thumbnail draw:layer="layout" svg:width="7.144cm" svg:height="9.525cm" svg:x="5.953cm" svg:y="1.931cm" draw:page-number="1"/>
          <draw:frame presentation:style-name="pr1" draw:text-style-name="P4" draw:layer="layout" svg:width="15.236cm" svg:height="11.428cm" svg:x="1.905cm" svg:y="12.065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1" draw:display-name="Dash 1" draw:style="rect" draw:dots1="1" draw:dots1-length="0.044cm" draw:distance="0.044cm"/>
    <draw:stroke-dash draw:name="Dash_20_2" draw:display-name="Dash 2" draw:style="rect" draw:dots2="1" draw:dots2-length="0.104cm" draw:distance="0.07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Arial" style:font-family-generic-asian="swiss" style:font-pitch-asian="variable" style:font-size-asian="44pt" style:font-style-asian="normal" style:font-weight-asian="normal" style:font-family-complex="Arial" style:font-family-generic-complex="swiss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93%" fo:text-align="center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lbany AMT'" style:font-pitch-asian="variable" style:font-size-asian="12pt" style:font-style-asian="normal" style:font-weight-asian="normal" style:font-family-complex="'Albany AMT'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82cm" fo:margin-bottom="0cm" fo:line-height="93%" fo:text-align="start" text:enable-numbering="true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59cm" fo:margin-right="0cm" fo:margin-top="0.246cm" fo:margin-bottom="0cm" fo:line-height="93%" fo:text-align="start" text:enable-numbering="true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Arial" style:font-family-generic-asian="swiss" style:font-pitch-asian="variable" style:font-size-asian="28pt" style:font-family-complex="Arial" style:font-family-generic-complex="swiss" style:font-pitch-complex="variable" style:font-size-complex="28pt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93%" fo:text-align="start" text:enable-numbering="true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family-complex="Arial" style:font-family-generic-complex="swiss" style:font-pitch-complex="variable" style:font-size-complex="24pt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93%" fo:text-align="start" text:enable-numbering="true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93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93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93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93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93%" fo:text-align="start" text:enable-numbering="true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Standard-backgroundobjects" style:list-style-name="L2">
      <style:graphic-properties draw:stroke="none" draw:fill="none" draw:fill-color="#ffffff" draw:textarea-horizontal-align="left" draw:textarea-vertical-align="top" draw:auto-grow-height="false" draw:auto-grow-width="false" fo:min-height="1.3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Standard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Standard-backgroundobjects" style:list-style-name="L2">
      <style:graphic-properties draw:stroke="none" draw:fill="none" draw:fill-color="#ffffff" draw:textarea-horizontal-align="right" draw:textarea-vertical-align="top" draw:auto-grow-height="false" draw:auto-grow-width="false" fo:min-height="1.3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line-height="100%" text:enable-numbering="false" fo:text-indent="0cm" style:punctuation-wrap="hanging" style:line-break="strict" style:writing-mode="lr-tb"/>
      <style:text-properties fo:font-size="14pt" style:font-size-asian="14pt" style:font-size-complex="14pt"/>
    </style:style>
    <style:style style:name="P6" style:family="paragraph">
      <style:paragraph-properties fo:margin-left="0cm" fo:margin-right="0cm" fo:line-height="100%" fo:text-align="center" text:enable-numbering="false" fo:text-indent="0cm" style:punctuation-wrap="hanging" style:line-break="strict" style:writing-mode="lr-tb"/>
      <style:text-properties fo:font-size="14pt" style:font-size-asian="14pt" style:font-size-complex="14pt"/>
    </style:style>
    <style:style style:name="P7" style:family="paragraph">
      <style:paragraph-properties fo:margin-left="0cm" fo:margin-right="0cm" fo:line-height="100%" fo:text-align="end" text:enable-numbering="false" fo:text-indent="0cm" style:punctuation-wrap="hanging" style:line-break="strict" style:writing-mode="lr-tb"/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4pt" fo:language="en" fo:country="GB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9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2" draw:layer="backgroundobjects" svg:width="8.266cm" svg:height="1.26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266cm" svg:height="1.269cm" svg:x="10.783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266cm" svg:height="1.269cm" svg:x="0cm" svg:y="24.13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266cm" svg:height="1.269cm" svg:x="10.783cm" svg:y="24.13cm">
        <draw:text-box>
          <text:p text:style-name="P3"><text:span text:style-name="T1"><text:page-number>&lt;Nummer&gt;</text:page-number></text:span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2.856cm" svg:height="3.983cm" svg:x="1.27cm" svg:y="0.357cm" presentation:class="title" presentation:placeholder="true">
        <draw:text-box/>
      </draw:frame>
      <draw:frame presentation:style-name="Standard-outline1" draw:layer="backgroundobjects" svg:width="22.856cm" svg:height="12.569cm" svg:x="1.27cm" svg:y="4.445cm" presentation:class="outline" presentation:placeholder="true">
        <draw:text-box/>
      </draw:frame>
      <draw:frame presentation:style-name="pr1" draw:text-style-name="P5" draw:layer="backgroundobjects" svg:width="5.922cm" svg:height="1.319cm" svg:x="1.27cm" svg:y="17.348cm" presentation:class="date-time">
        <draw:text-box>
          <text:p text:style-name="P5"><text:span text:style-name="T2"><presentation:date-time/></text:span></text:p>
        </draw:text-box>
      </draw:frame>
      <draw:frame presentation:style-name="pr2" draw:text-style-name="P6" draw:layer="backgroundobjects" svg:width="8.039cm" svg:height="1.319cm" svg:x="8.677cm" svg:y="17.348cm" presentation:class="footer">
        <draw:text-box>
          <text:p text:style-name="P6"><text:span text:style-name="T2"><presentation:footer/></text:span></text:p>
        </draw:text-box>
      </draw:frame>
      <draw:frame presentation:style-name="pr3" draw:text-style-name="P7" draw:layer="backgroundobjects" svg:width="5.923cm" svg:height="1.319cm" svg:x="18.202cm" svg:y="17.348cm" presentation:class="page-number">
        <draw:text-box>
          <text:p text:style-name="P7"><text:span text:style-name="T2"><text:page-number>&lt;Nummer&gt;</text:page-number></text:span></text:p>
        </draw:text-box>
      </draw:frame>
      <presentation:notes style:page-layout-name="PM0">
        <draw:rect draw:style-name="gr3" draw:text-style-name="P8" draw:layer="backgroundobjects" svg:width="19.05cm" svg:height="25.4cm" svg:x="0cm" svg:y="0cm">
          <text:p text:style-name="P1"/>
        </draw:rect>
        <draw:page-thumbnail presentation:style-name="Standard-title" draw:layer="backgroundobjects" svg:width="0.001cm" svg:height="69.241cm" svg:x="-0.001cm" svg:y="-32.69cm" presentation:class="page"/>
        <draw:frame presentation:style-name="Standard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dc:title>Folie 1</dc:title>
    <meta:initial-creator>stephan</meta:initial-creator>
    <meta:creation-date>2007-03-27T12:36:33</meta:creation-date>
    <dc:date>2007-04-23T16:45:05</dc:date>
    <meta:print-date>2007-03-27T12:36:33</meta:print-date>
    <dc:language>de-DE</dc:language>
    <meta:editing-cycles>5</meta:editing-cycles>
    <meta:editing-duration>PT8H32M54S</meta:editing-duration>
    <meta:user-defined meta:name="Info 1"/>
    <meta:user-defined meta:name="Info 2"/>
    <meta:user-defined meta:name="Info 3"/>
    <meta:user-defined meta:name="Info 4"/>
    <meta:document-statistic meta:object-count="73"/>
  </office:meta>
</office:document-meta>
</file>